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13315097181801</text:p>
          </table:table-cell>
          <table:table-cell office:value-type="string" calcext:value-type="string">
            <text:p>2025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315097181801</text:p>
          </table:table-cell>
          <table:table-cell office:value-type="string" calcext:value-type="string">
            <text:p>2024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315097181801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315097181801</text:p>
          </table:table-cell>
          <table:table-cell office:value-type="string" calcext:value-type="string">
            <text:p>2022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315097181801</text:p>
          </table:table-cell>
          <table:table-cell office:value-type="string" calcext:value-type="string">
            <text:p>2021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3150971818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3150971818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3150971818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3150971818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3150971818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3150971818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3150971818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3150971818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3150971818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3150971818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3150971818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3150971818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9244" calcext:value-type="float">
            <text:p>8.42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3150971818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3150971818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3150971818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3150971818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3150971818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8588" calcext:value-type="float">
            <text:p>10.03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3150971818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3150971818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3150971818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3150971818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3150971818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3150971818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3150971818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